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</style:style>
    <style:style style:name="P2" style:family="paragraph" style:parent-style-name="Text_20_body">
      <style:paragraph-properties fo:line-height="115%" fo:text-align="center" style:justify-single-word="false"/>
      <style:text-properties fo:font-variant="normal" fo:text-transform="none" fo:color="#222222" style:text-line-through-style="none" style:text-line-through-type="none" style:font-name="Arial" fo:font-size="15.75pt" fo:letter-spacing="normal" fo:font-style="normal" style:text-underline-style="none" fo:font-weight="bold" officeooo:rsid="001cc33f" style:text-blinking="false" fo:background-color="transparent" style:font-size-asian="10.5pt" style:font-weight-asian="normal" style:font-size-complex="12pt" style:font-weight-complex="normal"/>
    </style:style>
    <style:style style:name="P3" style:family="paragraph" style:parent-style-name="Text_20_body">
      <style:paragraph-properties fo:margin-top="0in" fo:margin-bottom="0in" loext:contextual-spacing="false" fo:line-height="115%" style:writing-mode="lr-tb"/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15%" style:writing-mode="lr-tb"/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15%" fo:text-indent="0.5in" style:auto-text-indent="false" style:writing-mode="lr-tb"/>
      <style:text-properties fo:font-weight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15%" fo:text-indent="0.5in" style:auto-text-indent="false" style:writing-mode="lr-tb"/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222222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222222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officeooo:rsid="00209b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59d2d5a6-028f-520f-4e8c-fa6615a82c0e"/>Aplikacja zarządzająca karetkami pogotowia</text:p>
      <text:p text:style-name="P2"/>
      <text:p text:style-name="P3">Aplikacja posiada listę wszystkich oraz tych dostępnych karetek z lokalizacją i kolejkę oczekujących zgłoszeń. Zakładamy, że karetki stacjonują przy szpitalu.</text:p>
      <text:p text:style-name="P3">Są dwa rodzaje zgłoszeń:</text:p>
      <text:p text:style-name="P3">-te, które wymagają eskorty do szpitala</text:p>
      <text:p text:style-name="P3">-te, które jej nie wymagają(np. pierwsza pomoc na miejscu)</text:p>
      <text:p text:style-name="P4">Otrzymywanie zgłoszenia:</text:p>
      <text:p text:style-name="P3">Sprawdzamy czy lista dostępnych karetek jest niepusta.</text:p>
      <text:p text:style-name="P6">Jeśli tak, to ściągamy pierwszą karetkę, która jest najbliżej do adresu zgłoszenia. Jeżeli najbliżej do adresu zgłoszenia jest szpital, to ściągamy pierwszą dostępną w szpitalu .<text:line-break/>Jeśli nie, zgłoszenie czeka w kolejce.</text:p>
      <text:p text:style-name="P4">Obsługa zgłoszenia:</text:p>
      <text:p text:style-name="P3">Karetka, która znajduje się przy szpitalu wyrusza na miejsce zgłoszenia(założenie jest takie, że ma pełny bak stacjonując przy szpitalu). </text:p>
      <text:p text:style-name="P6">Jeśli coś się stało po drodze(wypadek/zbyt duży korek/przebita opona itp) <text:span text:style-name="T4">przekazuje zgłoszenie do centrali tak, jakby było zgłoszone na nowo</text:span> i szuka najkrótszej drogi z powrotem do szpitala informując centralę o ewentualnych trudnościach na drodze. W innym przypadku dojeżdża do miejsca zdarzenia i obsługuje je. </text:p>
      <text:p text:style-name="P5"><text:span text:style-name="T1">Jeśli zdarzenie wymaga eskorty do szpitala, robi to, po czym </text:span><text:span text:style-name="T2">sprawdza stan pojazdu</text:span><text:span text:style-name="T3"> </text:span><text:span text:style-name="T1">i dodaje się do listy dostępnych karetek. </text:span></text:p>
      <text:p text:style-name="P6">Jeśli nie jest potrzebna eskorta, sprawdza stan baku na miejscu, po czym sprawdza listę zgłoszeń i wyszukuje to o najbliższej lokalizacji. Jeśli to się opłaca oraz jeśli karetka posiada w tym momencie niezbędny sprzęt, obsługuje najbliższe zgłoszenie.</text:p>
      <text:p text:style-name="P6">Jest też maksymalna ilość zgłoszeń, którą karetka może obsłużyć nie wracając <text:s text:c="4"/>do szpitala(np 3). Po jej przekroczeniu karetka wraca do szpitala i ratownicy mają przerwę(zmienia się personel karetki).</text:p>
      <text:p text:style-name="P4">Sprawdzanie stanu pojazdu:</text:p>
      <text:p text:style-name="P3">Karetka sprawdza stan poziomu benzyny w baku jak i innych parametrów samochodu niezbędnych do bezpiecznej jazdy. Jeśli coś jest nie tak, jedzie na stację benzynową/do serwisu i dopiero, gdy wszystko wróci do normy wraca na listę dostępnych karetek.</text:p>
      <text:p text:style-name="P4">Zgłoszenia:</text:p>
      <text:p text:style-name="P3">Każde zgłoszenie posiada:</text:p>
      <text:p text:style-name="P3">-adres</text:p>
      <text:p text:style-name="P3">-priorytet</text:p>
      <text:p text:style-name="P3">-informację czy potrzebna jest eskorta do szpitala</text:p>
      <text:p text:style-name="P3">-informację o potrzebnym ewentualnym specjalistycznym sprzęcie, którego nie ma domyślnie w karetce</text:p>
      <text:p text:style-name="P3">-dodatkowe informacje dla ratowników(np czy została udzielona już pierwsza pomoc, jaki jest stan poszkodowanych, ogólny zarys sytuacji na miejscu zdarzenia)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09:43:25.653761603</meta:creation-date>
    <dc:date>2017-01-13T15:07:02.666997546</dc:date>
    <meta:editing-duration>PT1H10M35S</meta:editing-duration>
    <meta:editing-cycles>29</meta:editing-cycles>
    <meta:generator>LibreOffice/5.0.5.2$Linux_X86_64 LibreOffice_project/00m0$Build-2</meta:generator>
    <meta:document-statistic meta:table-count="0" meta:image-count="0" meta:object-count="0" meta:page-count="1" meta:paragraph-count="24" meta:word-count="321" meta:character-count="2296" meta:non-whitespace-character-count="1990"/>
  </office:meta>
</office:document-meta>
</file>